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04cm"/>
    </style:style>
    <style:style style:name="co3" style:family="table-column">
      <style:table-column-properties fo:break-before="auto" style:column-width="5.3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moire 1" table:style-name="ta1">
        <table:table-column table:style-name="co1" table:default-cell-style-name="Default"/>
        <table:table-row table:style-name="ro1">
          <table:table-cell/>
        </table:table-row>
      </table:table>
      <table:table table:name="Armoire 2" table:style-name="ta1">
        <table:table-column table:style-name="co1" table:default-cell-style-name="Default"/>
        <table:table-row table:style-name="ro1">
          <table:table-cell/>
        </table:table-row>
      </table:table>
      <table:table table:name="Armoire3G" table:style-name="ta1">
        <table:table-column table:style-name="co1" table:default-cell-style-name="Default"/>
        <table:table-row table:style-name="ro1">
          <table:table-cell/>
        </table:table-row>
      </table:table>
      <table:table table:name="Armoire 3D" table:style-name="ta1">
        <table:table-column table:style-name="co1" table:default-cell-style-name="Default"/>
        <table:table-row table:style-name="ro1">
          <table:table-cell/>
        </table:table-row>
      </table:table>
      <table:table table:name="Armoire 4G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mplacement</text:p>
          </table:table-cell>
          <table:table-cell office:value-type="string" calcext:value-type="string">
            <text:p>Contenu</text:p>
          </table:table-cell>
          <table:table-cell office:value-type="string" calcext:value-type="string">
            <text:p>Détai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os outillage</text:p>
          </table:table-cell>
          <table:table-cell office:value-type="string" calcext:value-type="string">
            <text:p>Marteau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pe à boi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querr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iveau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atu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pier abrasif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alette perceuse 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Étau de tabl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d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tur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chine à coudr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r à repasse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iffon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fé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chine à café en grai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chine à café Nespresso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psule réutilisabl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ss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é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belet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ite Fers à soude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ite Soudure électronique</text:p>
          </table:table-cell>
          <table:table-cell office:value-type="string" calcext:value-type="string">
            <text:p>Fer à souder à commande numériq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rasure éta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écapant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lette Soudure électronique</text:p>
          </table:table-cell>
          <table:table-cell office:value-type="string" calcext:value-type="string">
            <text:p>Fer à soud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ompe à dessoud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il à soud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udure par points</text:p>
          </table:table-cell>
          <table:table-cell/>
        </table:table-row>
      </table:table>
      <table:table table:name="Armoire 4D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mplacement</text:p>
          </table:table-cell>
          <table:table-cell office:value-type="string" calcext:value-type="string">
            <text:p>Contenu </text:p>
          </table:table-cell>
          <table:table-cell office:value-type="string" calcext:value-type="string">
            <text:p>Détai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lectrode de soudure à l’arc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ste à souder Arc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asque de soudur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lette mécanique 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lette outillage divers</text:p>
          </table:table-cell>
          <table:table-cell office:value-type="string" calcext:value-type="string">
            <text:p>Tournevis de précis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é pl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bou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ite Outillage diver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t de réparation Téléphone portabl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é à douilles Magnusso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vers à trie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ll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ubrifian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égraissan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ttoyant « Contacts »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il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ine Thermo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lette Dépoussiérag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oint toriqu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ite Sertissag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ite Soudure plastiqu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graphe pour soudure plastiqu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ni-Dremel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ni-interrupteur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rbon moteur électriqu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ide</text:p>
          </table:table-cell>
          <table:table-cell/>
        </table:table-row>
      </table:table>
      <table:table table:name="Armoire 5G" table:style-name="ta1">
        <table:table-column table:style-name="co1" table:default-cell-style-name="Default"/>
        <table:table-row table:style-name="ro1">
          <table:table-cell/>
        </table:table-row>
      </table:table>
      <table:table table:name="Armoire 5D" table:style-name="ta1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Emplacement" table:base-cell-address="$'Armoire 4G'.$A$1" table:cell-range-address="$'Armoire 4G'.$A$1:.$A$1048576"/>
      </table:named-expressions>
      <table:database-ranges>
        <table:database-range table:name="__Anonymous_Sheet_DB__4" table:target-range-address="'Armoire 4G'.A1:'Armoire 4G'.C34">
          <table:sort>
            <table:sort-by table:field-number="0" table:data-type="automatic"/>
          </table:sort>
        </table:database-range>
        <table:database-range table:name="__Anonymous_Sheet_DB__5" table:target-range-address="'Armoire 4D'.A1:'Armoire 4D'.C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6">00/00/0000</text:date>, <text:time style:data-style-name="N2" text:time-value="09:09:27.8712667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15T15:21:09.717465045</meta:creation-date>
    <dc:date>2025-07-16T16:03:07.270260042</dc:date>
    <meta:editing-duration>PT7H16M50S</meta:editing-duration>
    <meta:editing-cycles>8</meta:editing-cycles>
    <meta:generator>LibreOffice/6.4.7.2$Linux_X86_64 LibreOffice_project/40$Build-2</meta:generator>
    <meta:document-statistic meta:table-count="8" meta:cell-count="118" meta:object-count="0"/>
  </office:meta>
</office:document-meta>
</file>